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5" table:style-name="ta1">
        <table:shapes>
          <draw:frame draw:z-index="0" draw:style-name="gr1" draw:text-style-name="P1" svg:width="159.99mm" svg:height="89.99mm" svg:x="76.99mm" svg:y="1mm">
            <loext:p draw:notify-on-update-of-ranges="cameraslog_5.A1:cameraslog_5.A1 cameraslog_5.A2:cameraslog_5.A1001 cameraslog_5.B1:cameraslog_5.B1 cameraslog_5.B2:cameraslog_5.B1001 cameraslog_5.A1:cameraslog_5.A1 cameraslog_5.A2:cameraslog_5.A1001 cameraslog_5.C1:cameraslog_5.C1 cameraslog_5.C2:cameraslog_5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905382" calcext:value-type="float">
            <text:p>5,9053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199564" calcext:value-type="float">
            <text:p>6,1995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292663" calcext:value-type="float">
            <text:p>6,2926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322135" calcext:value-type="float">
            <text:p>6,3221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25741" calcext:value-type="float">
            <text:p>6,257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286873" calcext:value-type="float">
            <text:p>6,2868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983947" calcext:value-type="float">
            <text:p>5,9839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774125" calcext:value-type="float">
            <text:p>5,7741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53085" calcext:value-type="float">
            <text:p>5,5308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786843" calcext:value-type="float">
            <text:p>5,7868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747208" calcext:value-type="float">
            <text:p>5,7472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832669" calcext:value-type="float">
            <text:p>5,8326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953759" calcext:value-type="float">
            <text:p>5,95375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939574" calcext:value-type="float">
            <text:p>5,93957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588295" calcext:value-type="float">
            <text:p>5,5882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518491" calcext:value-type="float">
            <text:p>5,51849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713397" calcext:value-type="float">
            <text:p>5,7133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613072" calcext:value-type="float">
            <text:p>5,61307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716354" calcext:value-type="float">
            <text:p>5,7163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883263" calcext:value-type="float">
            <text:p>5,8832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926524" calcext:value-type="float">
            <text:p>5,9265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940704" calcext:value-type="float">
            <text:p>5,94070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940704" calcext:value-type="float">
            <text:p>5,94070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.005795" calcext:value-type="float">
            <text:p>6,0057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254154" calcext:value-type="float">
            <text:p>6,2541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35489" calcext:value-type="float">
            <text:p>6,3548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.285086" calcext:value-type="float">
            <text:p>6,28508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.500356" calcext:value-type="float">
            <text:p>6,5003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.45454" calcext:value-type="float">
            <text:p>6,4545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45454" calcext:value-type="float">
            <text:p>6,4545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.700356" calcext:value-type="float">
            <text:p>6,70035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.733446" calcext:value-type="float">
            <text:p>6,73344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.907988" calcext:value-type="float">
            <text:p>6,90798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.100356" calcext:value-type="float">
            <text:p>7,10035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.264723" calcext:value-type="float">
            <text:p>7,2647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.454534" calcext:value-type="float">
            <text:p>7,4545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.579248" calcext:value-type="float">
            <text:p>7,57924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.753797" calcext:value-type="float">
            <text:p>7,75379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.569068" calcext:value-type="float">
            <text:p>7,56906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376701" calcext:value-type="float">
            <text:p>7,37670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.551254" calcext:value-type="float">
            <text:p>7,55125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.551254" calcext:value-type="float">
            <text:p>7,55125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.34616" calcext:value-type="float">
            <text:p>7,3461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.32834" calcext:value-type="float">
            <text:p>7,328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.442889" calcext:value-type="float">
            <text:p>7,44288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.442889" calcext:value-type="float">
            <text:p>7,44288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.442889" calcext:value-type="float">
            <text:p>7,44288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.430162" calcext:value-type="float">
            <text:p>7,43016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.625069" calcext:value-type="float">
            <text:p>7,62506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642892" calcext:value-type="float">
            <text:p>7,64289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.934527" calcext:value-type="float">
            <text:p>7,93452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.959971" calcext:value-type="float">
            <text:p>7,95997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.109057" calcext:value-type="float">
            <text:p>8,1090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.909062" calcext:value-type="float">
            <text:p>7,90906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.826149" calcext:value-type="float">
            <text:p>7,82614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.849054" calcext:value-type="float">
            <text:p>7,84905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.615971" calcext:value-type="float">
            <text:p>7,61597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.757424" calcext:value-type="float">
            <text:p>7,7574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.843961" calcext:value-type="float">
            <text:p>7,84396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677046" calcext:value-type="float">
            <text:p>7,6770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.833784" calcext:value-type="float">
            <text:p>7,83378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.028688" calcext:value-type="float">
            <text:p>8,02868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.933048" calcext:value-type="float">
            <text:p>7,93304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.734501" calcext:value-type="float">
            <text:p>7,73450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.88614" calcext:value-type="float">
            <text:p>7,8861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.675957" calcext:value-type="float">
            <text:p>7,67595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.947233" calcext:value-type="float">
            <text:p>7,9472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.729408" calcext:value-type="float">
            <text:p>7,7294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.929407" calcext:value-type="float">
            <text:p>7,9294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05922" calcext:value-type="float">
            <text:p>8,059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.05922" calcext:value-type="float">
            <text:p>8,059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.195591" calcext:value-type="float">
            <text:p>8,19559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.195591" calcext:value-type="float">
            <text:p>8,19559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.305027" calcext:value-type="float">
            <text:p>8,30502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.372669" calcext:value-type="float">
            <text:p>8,37266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.372669" calcext:value-type="float">
            <text:p>8,37266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.428664" calcext:value-type="float">
            <text:p>8,42866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.185396" calcext:value-type="float">
            <text:p>8,18539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.359534" calcext:value-type="float">
            <text:p>8,3595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.359534" calcext:value-type="float">
            <text:p>8,3595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.313719" calcext:value-type="float">
            <text:p>8,31371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.313719" calcext:value-type="float">
            <text:p>8,31371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.139175" calcext:value-type="float">
            <text:p>8,13917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.047548" calcext:value-type="float">
            <text:p>8,04754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.979896" calcext:value-type="float">
            <text:p>7,97989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.979896" calcext:value-type="float">
            <text:p>7,97989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.979896" calcext:value-type="float">
            <text:p>7,97989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.07809" calcext:value-type="float">
            <text:p>8,0780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.850091" calcext:value-type="float">
            <text:p>7,85009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.106082" calcext:value-type="float">
            <text:p>8,10608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.199192" calcext:value-type="float">
            <text:p>8,19919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.199192" calcext:value-type="float">
            <text:p>8,19919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.199192" calcext:value-type="float">
            <text:p>8,19919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.178826" calcext:value-type="float">
            <text:p>8,1788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.381372" calcext:value-type="float">
            <text:p>8,38137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.437365" calcext:value-type="float">
            <text:p>8,43736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.718808" calcext:value-type="float">
            <text:p>8,71880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.740645" calcext:value-type="float">
            <text:p>8,7406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.723897" calcext:value-type="float">
            <text:p>8,72389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.637365" calcext:value-type="float">
            <text:p>8,63736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.687206" calcext:value-type="float">
            <text:p>8,6872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.687206" calcext:value-type="float">
            <text:p>8,6872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.727925" calcext:value-type="float">
            <text:p>8,7279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.865369" calcext:value-type="float">
            <text:p>8,86536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.722835" calcext:value-type="float">
            <text:p>8,7228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.943194" calcext:value-type="float">
            <text:p>8,94319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.938099" calcext:value-type="float">
            <text:p>8,93809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.839911" calcext:value-type="float">
            <text:p>8,83991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.60428" calcext:value-type="float">
            <text:p>8,6042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.60428" calcext:value-type="float">
            <text:p>8,6042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.822102" calcext:value-type="float">
            <text:p>8,8221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.050096" calcext:value-type="float">
            <text:p>9,05009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.08827" calcext:value-type="float">
            <text:p>9,0882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.115195" calcext:value-type="float">
            <text:p>9,11519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.654526" calcext:value-type="float">
            <text:p>8,6545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.733434" calcext:value-type="float">
            <text:p>8,7334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.548705" calcext:value-type="float">
            <text:p>8,5487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.492714" calcext:value-type="float">
            <text:p>8,49271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.492714" calcext:value-type="float">
            <text:p>8,49271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679985" calcext:value-type="float">
            <text:p>8,67998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.679985" calcext:value-type="float">
            <text:p>8,67998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.695257" calcext:value-type="float">
            <text:p>8,69525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.8469" calcext:value-type="float">
            <text:p>8,846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.869806" calcext:value-type="float">
            <text:p>8,86980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.695258" calcext:value-type="float">
            <text:p>8,69525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.882533" calcext:value-type="float">
            <text:p>8,88253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.087625" calcext:value-type="float">
            <text:p>9,08762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.079989" calcext:value-type="float">
            <text:p>9,07998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.105442" calcext:value-type="float">
            <text:p>9,1054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.879984" calcext:value-type="float">
            <text:p>8,87998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.801088" calcext:value-type="float">
            <text:p>8,80108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.801088" calcext:value-type="float">
            <text:p>8,80108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.978182" calcext:value-type="float">
            <text:p>8,9781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.003633" calcext:value-type="float">
            <text:p>9,0036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.003633" calcext:value-type="float">
            <text:p>9,0036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.778178" calcext:value-type="float">
            <text:p>8,7781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.01127" calcext:value-type="float">
            <text:p>9,0112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.818908" calcext:value-type="float">
            <text:p>8,81890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.818908" calcext:value-type="float">
            <text:p>8,81890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.760366" calcext:value-type="float">
            <text:p>8,76036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.760366" calcext:value-type="float">
            <text:p>8,76036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.037785" calcext:value-type="float">
            <text:p>9,03778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.037785" calcext:value-type="float">
            <text:p>9,03778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.858149" calcext:value-type="float">
            <text:p>8,85814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.858149" calcext:value-type="float">
            <text:p>8,85814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.653055" calcext:value-type="float">
            <text:p>8,65305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.547232" calcext:value-type="float">
            <text:p>8,5472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.547232" calcext:value-type="float">
            <text:p>8,5472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.48869" calcext:value-type="float">
            <text:p>8,4886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.48869" calcext:value-type="float">
            <text:p>8,4886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.701414" calcext:value-type="float">
            <text:p>8,70141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.675963" calcext:value-type="float">
            <text:p>8,67596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.627605" calcext:value-type="float">
            <text:p>8,6276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.627605" calcext:value-type="float">
            <text:p>8,6276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.714145" calcext:value-type="float">
            <text:p>8,7141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.531967" calcext:value-type="float">
            <text:p>8,53196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.701427" calcext:value-type="float">
            <text:p>8,70142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.701427" calcext:value-type="float">
            <text:p>8,70142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.486152" calcext:value-type="float">
            <text:p>8,48615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.306521" calcext:value-type="float">
            <text:p>8,30652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.306521" calcext:value-type="float">
            <text:p>8,30652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.326885" calcext:value-type="float">
            <text:p>8,32688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.154887" calcext:value-type="float">
            <text:p>8,15488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.959974" calcext:value-type="float">
            <text:p>7,95997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.959974" calcext:value-type="float">
            <text:p>7,95997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.043976" calcext:value-type="float">
            <text:p>8,04397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.043976" calcext:value-type="float">
            <text:p>8,04397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.96252" calcext:value-type="float">
            <text:p>7,9625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.231251" calcext:value-type="float">
            <text:p>8,23125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.00325" calcext:value-type="float">
            <text:p>8,003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.00325" calcext:value-type="float">
            <text:p>8,003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.859247" calcext:value-type="float">
            <text:p>7,85924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.762523" calcext:value-type="float">
            <text:p>7,7625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.762523" calcext:value-type="float">
            <text:p>7,7625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.762523" calcext:value-type="float">
            <text:p>7,7625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.762523" calcext:value-type="float">
            <text:p>7,7625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.669427" calcext:value-type="float">
            <text:p>7,66942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.669427" calcext:value-type="float">
            <text:p>7,66942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.623611" calcext:value-type="float">
            <text:p>7,6236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.696345" calcext:value-type="float">
            <text:p>7,6963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.696345" calcext:value-type="float">
            <text:p>7,6963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.737066" calcext:value-type="float">
            <text:p>7,7370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.580339" calcext:value-type="float">
            <text:p>7,5803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.580339" calcext:value-type="float">
            <text:p>7,5803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.520323" calcext:value-type="float">
            <text:p>7,52032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.677054" calcext:value-type="float">
            <text:p>7,67705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.482147" calcext:value-type="float">
            <text:p>7,48214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.482147" calcext:value-type="float">
            <text:p>7,48214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.482147" calcext:value-type="float">
            <text:p>7,48214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.382875" calcext:value-type="float">
            <text:p>7,38287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.53451" calcext:value-type="float">
            <text:p>7,5345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.53451" calcext:value-type="float">
            <text:p>7,5345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.53451" calcext:value-type="float">
            <text:p>7,5345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.539601" calcext:value-type="float">
            <text:p>7,53960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.34724" calcext:value-type="float">
            <text:p>7,347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.34724" calcext:value-type="float">
            <text:p>7,347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.34872" calcext:value-type="float">
            <text:p>7,3487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.130902" calcext:value-type="float">
            <text:p>7,13090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97672" calcext:value-type="float">
            <text:p>6,9767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766541" calcext:value-type="float">
            <text:p>6,76654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766541" calcext:value-type="float">
            <text:p>6,76654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766541" calcext:value-type="float">
            <text:p>6,76654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574171" calcext:value-type="float">
            <text:p>6,57417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574171" calcext:value-type="float">
            <text:p>6,57417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574171" calcext:value-type="float">
            <text:p>6,57417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574171" calcext:value-type="float">
            <text:p>6,57417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574171" calcext:value-type="float">
            <text:p>6,57417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574171" calcext:value-type="float">
            <text:p>6,57417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574171" calcext:value-type="float">
            <text:p>6,57417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594535" calcext:value-type="float">
            <text:p>6,59453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807258" calcext:value-type="float">
            <text:p>6,80725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617445" calcext:value-type="float">
            <text:p>6,61744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617445" calcext:value-type="float">
            <text:p>6,61744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515618" calcext:value-type="float">
            <text:p>6,5156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479983" calcext:value-type="float">
            <text:p>6,47998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479983" calcext:value-type="float">
            <text:p>6,47998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614896" calcext:value-type="float">
            <text:p>6,61489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614896" calcext:value-type="float">
            <text:p>6,61489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541082" calcext:value-type="float">
            <text:p>6,54108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506522" calcext:value-type="float">
            <text:p>6,5065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534518" calcext:value-type="float">
            <text:p>6,5345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534518" calcext:value-type="float">
            <text:p>6,5345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534518" calcext:value-type="float">
            <text:p>6,5345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698881" calcext:value-type="float">
            <text:p>6,69888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703977" calcext:value-type="float">
            <text:p>6,70397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703977" calcext:value-type="float">
            <text:p>6,70397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785439" calcext:value-type="float">
            <text:p>6,78543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511614" calcext:value-type="float">
            <text:p>6,5116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511614" calcext:value-type="float">
            <text:p>6,5116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511614" calcext:value-type="float">
            <text:p>6,5116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316709" calcext:value-type="float">
            <text:p>6,31670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263254" calcext:value-type="float">
            <text:p>6,2632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270889" calcext:value-type="float">
            <text:p>6,27088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412345" calcext:value-type="float">
            <text:p>6,4123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412345" calcext:value-type="float">
            <text:p>6,4123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394536" calcext:value-type="float">
            <text:p>6,3945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394536" calcext:value-type="float">
            <text:p>6,3945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394536" calcext:value-type="float">
            <text:p>6,3945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425076" calcext:value-type="float">
            <text:p>6,4250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425076" calcext:value-type="float">
            <text:p>6,4250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329451" calcext:value-type="float">
            <text:p>6,32945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329451" calcext:value-type="float">
            <text:p>6,32945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283635" calcext:value-type="float">
            <text:p>6,2836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283635" calcext:value-type="float">
            <text:p>6,2836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283635" calcext:value-type="float">
            <text:p>6,2836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283635" calcext:value-type="float">
            <text:p>6,2836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283635" calcext:value-type="float">
            <text:p>6,2836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283635" calcext:value-type="float">
            <text:p>6,2836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283635" calcext:value-type="float">
            <text:p>6,2836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283635" calcext:value-type="float">
            <text:p>6,2836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283635" calcext:value-type="float">
            <text:p>6,2836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172725" calcext:value-type="float">
            <text:p>6,1727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01854" calcext:value-type="float">
            <text:p>6,018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01854" calcext:value-type="float">
            <text:p>6,018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01854" calcext:value-type="float">
            <text:p>6,018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01854" calcext:value-type="float">
            <text:p>6,018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01854" calcext:value-type="float">
            <text:p>6,018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.854179" calcext:value-type="float">
            <text:p>5,85417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.809459" calcext:value-type="float">
            <text:p>5,80945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.809459" calcext:value-type="float">
            <text:p>5,80945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.809459" calcext:value-type="float">
            <text:p>5,80945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.822176" calcext:value-type="float">
            <text:p>5,8221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.847636" calcext:value-type="float">
            <text:p>5,8476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.847636" calcext:value-type="float">
            <text:p>5,8476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.847636" calcext:value-type="float">
            <text:p>5,8476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.847636" calcext:value-type="float">
            <text:p>5,8476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.716364" calcext:value-type="float">
            <text:p>5,7163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.716364" calcext:value-type="float">
            <text:p>5,7163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.716364" calcext:value-type="float">
            <text:p>5,7163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.516364" calcext:value-type="float">
            <text:p>5,51636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.516364" calcext:value-type="float">
            <text:p>5,51636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.516364" calcext:value-type="float">
            <text:p>5,51636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.516364" calcext:value-type="float">
            <text:p>5,51636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.516364" calcext:value-type="float">
            <text:p>5,51636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.516364" calcext:value-type="float">
            <text:p>5,51636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.516364" calcext:value-type="float">
            <text:p>5,51636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.516364" calcext:value-type="float">
            <text:p>5,51636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.516364" calcext:value-type="float">
            <text:p>5,51636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.516364" calcext:value-type="float">
            <text:p>5,51636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.516364" calcext:value-type="float">
            <text:p>5,51636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.516364" calcext:value-type="float">
            <text:p>5,51636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.516364" calcext:value-type="float">
            <text:p>5,51636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.471643" calcext:value-type="float">
            <text:p>5,4716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.560701" calcext:value-type="float">
            <text:p>5,5607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.560701" calcext:value-type="float">
            <text:p>5,5607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.559237" calcext:value-type="float">
            <text:p>5,55923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.559237" calcext:value-type="float">
            <text:p>5,55923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.559237" calcext:value-type="float">
            <text:p>5,55923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.400332" calcext:value-type="float">
            <text:p>5,4003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.595243" calcext:value-type="float">
            <text:p>5,5952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.595243" calcext:value-type="float">
            <text:p>5,5952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.595243" calcext:value-type="float">
            <text:p>5,5952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.587602" calcext:value-type="float">
            <text:p>5,58760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.587602" calcext:value-type="float">
            <text:p>5,58760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.494905" calcext:value-type="float">
            <text:p>5,4949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.494905" calcext:value-type="float">
            <text:p>5,4949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.494905" calcext:value-type="float">
            <text:p>5,4949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.494905" calcext:value-type="float">
            <text:p>5,4949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.494905" calcext:value-type="float">
            <text:p>5,4949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.494905" calcext:value-type="float">
            <text:p>5,4949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.494905" calcext:value-type="float">
            <text:p>5,4949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.494905" calcext:value-type="float">
            <text:p>5,4949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.607965" calcext:value-type="float">
            <text:p>5,60796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.607965" calcext:value-type="float">
            <text:p>5,60796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.624685" calcext:value-type="float">
            <text:p>5,62468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.66943" calcext:value-type="float">
            <text:p>5,669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.66943" calcext:value-type="float">
            <text:p>5,669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.66943" calcext:value-type="float">
            <text:p>5,669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.66943" calcext:value-type="float">
            <text:p>5,669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.66943" calcext:value-type="float">
            <text:p>5,669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.66943" calcext:value-type="float">
            <text:p>5,669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.66943" calcext:value-type="float">
            <text:p>5,669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.45925" calcext:value-type="float">
            <text:p>5,459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.45925" calcext:value-type="float">
            <text:p>5,459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.45925" calcext:value-type="float">
            <text:p>5,459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.45925" calcext:value-type="float">
            <text:p>5,459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.45925" calcext:value-type="float">
            <text:p>5,459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.35852" calcext:value-type="float">
            <text:p>5,358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.35852" calcext:value-type="float">
            <text:p>5,358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.107605" calcext:value-type="float">
            <text:p>5,1076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.130521" calcext:value-type="float">
            <text:p>5,130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.241425" calcext:value-type="float">
            <text:p>5,2414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.241425" calcext:value-type="float">
            <text:p>5,2414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.094873" calcext:value-type="float">
            <text:p>5,0948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.094873" calcext:value-type="float">
            <text:p>5,0948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.208331" calcext:value-type="float">
            <text:p>5,2083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.208331" calcext:value-type="float">
            <text:p>5,2083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.254154" calcext:value-type="float">
            <text:p>5,25415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.254154" calcext:value-type="float">
            <text:p>5,25415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254154" calcext:value-type="float">
            <text:p>5,25415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.219991" calcext:value-type="float">
            <text:p>5,21999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.219991" calcext:value-type="float">
            <text:p>5,21999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.142178" calcext:value-type="float">
            <text:p>5,14217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.142178" calcext:value-type="float">
            <text:p>5,14217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.142178" calcext:value-type="float">
            <text:p>5,14217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.015992" calcext:value-type="float">
            <text:p>5,0159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.015992" calcext:value-type="float">
            <text:p>5,0159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.015992" calcext:value-type="float">
            <text:p>5,0159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.015992" calcext:value-type="float">
            <text:p>5,0159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015992" calcext:value-type="float">
            <text:p>5,0159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.015992" calcext:value-type="float">
            <text:p>5,0159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.015992" calcext:value-type="float">
            <text:p>5,0159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.015992" calcext:value-type="float">
            <text:p>5,0159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.873459" calcext:value-type="float">
            <text:p>4,8734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.64037" calcext:value-type="float">
            <text:p>4,6403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.64037" calcext:value-type="float">
            <text:p>4,6403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.64037" calcext:value-type="float">
            <text:p>4,6403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.760008" calcext:value-type="float">
            <text:p>4,7600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.766545" calcext:value-type="float">
            <text:p>4,7665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.766545" calcext:value-type="float">
            <text:p>4,7665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.766545" calcext:value-type="float">
            <text:p>4,7665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.766545" calcext:value-type="float">
            <text:p>4,7665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.766545" calcext:value-type="float">
            <text:p>4,7665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.766545" calcext:value-type="float">
            <text:p>4,7665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.766545" calcext:value-type="float">
            <text:p>4,7665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.766545" calcext:value-type="float">
            <text:p>4,7665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.766545" calcext:value-type="float">
            <text:p>4,7665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.840368" calcext:value-type="float">
            <text:p>4,8403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.840368" calcext:value-type="float">
            <text:p>4,8403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840368" calcext:value-type="float">
            <text:p>4,8403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.840368" calcext:value-type="float">
            <text:p>4,8403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.840368" calcext:value-type="float">
            <text:p>4,8403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.840368" calcext:value-type="float">
            <text:p>4,8403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.840368" calcext:value-type="float">
            <text:p>4,8403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.65564" calcext:value-type="float">
            <text:p>4,655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.67964" calcext:value-type="float">
            <text:p>4,6796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.67964" calcext:value-type="float">
            <text:p>4,6796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.67964" calcext:value-type="float">
            <text:p>4,6796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.672002" calcext:value-type="float">
            <text:p>4,6720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.657821" calcext:value-type="float">
            <text:p>4,6578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.589093" calcext:value-type="float">
            <text:p>4,58909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.589093" calcext:value-type="float">
            <text:p>4,58909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.589093" calcext:value-type="float">
            <text:p>4,58909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.633814" calcext:value-type="float">
            <text:p>4,6338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.633814" calcext:value-type="float">
            <text:p>4,6338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.633814" calcext:value-type="float">
            <text:p>4,6338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.633814" calcext:value-type="float">
            <text:p>4,6338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.653084" calcext:value-type="float">
            <text:p>4,65308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.609816" calcext:value-type="float">
            <text:p>4,6098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.609816" calcext:value-type="float">
            <text:p>4,6098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.609816" calcext:value-type="float">
            <text:p>4,6098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.609816" calcext:value-type="float">
            <text:p>4,6098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.577819" calcext:value-type="float">
            <text:p>4,5778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.577821" calcext:value-type="float">
            <text:p>4,5778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.577821" calcext:value-type="float">
            <text:p>4,5778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.577821" calcext:value-type="float">
            <text:p>4,5778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.605823" calcext:value-type="float">
            <text:p>4,6058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.605823" calcext:value-type="float">
            <text:p>4,6058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.605823" calcext:value-type="float">
            <text:p>4,6058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.605823" calcext:value-type="float">
            <text:p>4,6058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.605823" calcext:value-type="float">
            <text:p>4,6058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.610908" calcext:value-type="float">
            <text:p>4,6109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.610908" calcext:value-type="float">
            <text:p>4,6109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.610908" calcext:value-type="float">
            <text:p>4,6109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.610908" calcext:value-type="float">
            <text:p>4,6109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.432725" calcext:value-type="float">
            <text:p>4,4327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.432725" calcext:value-type="float">
            <text:p>4,4327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.432725" calcext:value-type="float">
            <text:p>4,4327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.432725" calcext:value-type="float">
            <text:p>4,4327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.432725" calcext:value-type="float">
            <text:p>4,4327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.432725" calcext:value-type="float">
            <text:p>4,4327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.432725" calcext:value-type="float">
            <text:p>4,4327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.432725" calcext:value-type="float">
            <text:p>4,4327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.432725" calcext:value-type="float">
            <text:p>4,4327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.432725" calcext:value-type="float">
            <text:p>4,4327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.432725" calcext:value-type="float">
            <text:p>4,4327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.432725" calcext:value-type="float">
            <text:p>4,4327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.432725" calcext:value-type="float">
            <text:p>4,4327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.432725" calcext:value-type="float">
            <text:p>4,4327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.432725" calcext:value-type="float">
            <text:p>4,4327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.432725" calcext:value-type="float">
            <text:p>4,4327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.432725" calcext:value-type="float">
            <text:p>4,4327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.339624" calcext:value-type="float">
            <text:p>4,3396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.339624" calcext:value-type="float">
            <text:p>4,3396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.339624" calcext:value-type="float">
            <text:p>4,3396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.218545" calcext:value-type="float">
            <text:p>4,2185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.218545" calcext:value-type="float">
            <text:p>4,2185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.218545" calcext:value-type="float">
            <text:p>4,2185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.111644" calcext:value-type="float">
            <text:p>4,1116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.111644" calcext:value-type="float">
            <text:p>4,1116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.111644" calcext:value-type="float">
            <text:p>4,1116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.111644" calcext:value-type="float">
            <text:p>4,1116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.111644" calcext:value-type="float">
            <text:p>4,1116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.111644" calcext:value-type="float">
            <text:p>4,1116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.111644" calcext:value-type="float">
            <text:p>4,1116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.111644" calcext:value-type="float">
            <text:p>4,1116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.111644" calcext:value-type="float">
            <text:p>4,1116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.111644" calcext:value-type="float">
            <text:p>4,1116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.111644" calcext:value-type="float">
            <text:p>4,1116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.111644" calcext:value-type="float">
            <text:p>4,1116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.032733" calcext:value-type="float">
            <text:p>4,0327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.032733" calcext:value-type="float">
            <text:p>4,0327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.032733" calcext:value-type="float">
            <text:p>4,0327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.032733" calcext:value-type="float">
            <text:p>4,0327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.032733" calcext:value-type="float">
            <text:p>4,0327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.980352" calcext:value-type="float">
            <text:p>3,98035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.980352" calcext:value-type="float">
            <text:p>3,98035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.010898" calcext:value-type="float">
            <text:p>4,01089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.010898" calcext:value-type="float">
            <text:p>4,01089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.010898" calcext:value-type="float">
            <text:p>4,01089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.060361" calcext:value-type="float">
            <text:p>4,0603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.060361" calcext:value-type="float">
            <text:p>4,0603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.060361" calcext:value-type="float">
            <text:p>4,06036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.877084" calcext:value-type="float">
            <text:p>3,8770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.877084" calcext:value-type="float">
            <text:p>3,8770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.877084" calcext:value-type="float">
            <text:p>3,8770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.877084" calcext:value-type="float">
            <text:p>3,8770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.877084" calcext:value-type="float">
            <text:p>3,8770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.877084" calcext:value-type="float">
            <text:p>3,8770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.806908" calcext:value-type="float">
            <text:p>3,8069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.806908" calcext:value-type="float">
            <text:p>3,8069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.841449" calcext:value-type="float">
            <text:p>3,8414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.841449" calcext:value-type="float">
            <text:p>3,8414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.841449" calcext:value-type="float">
            <text:p>3,8414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.841449" calcext:value-type="float">
            <text:p>3,8414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.841449" calcext:value-type="float">
            <text:p>3,8414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.841449" calcext:value-type="float">
            <text:p>3,8414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.841449" calcext:value-type="float">
            <text:p>3,8414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.841449" calcext:value-type="float">
            <text:p>3,8414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.841449" calcext:value-type="float">
            <text:p>3,8414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.841449" calcext:value-type="float">
            <text:p>3,8414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.835282" calcext:value-type="float">
            <text:p>3,8352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.835282" calcext:value-type="float">
            <text:p>3,8352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.835282" calcext:value-type="float">
            <text:p>3,8352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.835282" calcext:value-type="float">
            <text:p>3,8352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.835282" calcext:value-type="float">
            <text:p>3,8352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.835282" calcext:value-type="float">
            <text:p>3,8352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.835282" calcext:value-type="float">
            <text:p>3,8352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.835282" calcext:value-type="float">
            <text:p>3,8352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.835282" calcext:value-type="float">
            <text:p>3,8352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.835282" calcext:value-type="float">
            <text:p>3,8352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.835282" calcext:value-type="float">
            <text:p>3,8352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.835282" calcext:value-type="float">
            <text:p>3,8352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.835282" calcext:value-type="float">
            <text:p>3,8352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.835282" calcext:value-type="float">
            <text:p>3,8352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.835282" calcext:value-type="float">
            <text:p>3,8352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.817462" calcext:value-type="float">
            <text:p>3,8174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.782904" calcext:value-type="float">
            <text:p>3,7829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.782904" calcext:value-type="float">
            <text:p>3,7829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.782904" calcext:value-type="float">
            <text:p>3,7829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.782904" calcext:value-type="float">
            <text:p>3,7829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.782904" calcext:value-type="float">
            <text:p>3,7829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.782904" calcext:value-type="float">
            <text:p>3,7829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.782904" calcext:value-type="float">
            <text:p>3,7829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.782904" calcext:value-type="float">
            <text:p>3,7829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.782904" calcext:value-type="float">
            <text:p>3,7829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.782904" calcext:value-type="float">
            <text:p>3,7829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.782904" calcext:value-type="float">
            <text:p>3,7829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.782904" calcext:value-type="float">
            <text:p>3,7829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.782904" calcext:value-type="float">
            <text:p>3,7829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.745814" calcext:value-type="float">
            <text:p>3,7458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.745814" calcext:value-type="float">
            <text:p>3,7458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.745814" calcext:value-type="float">
            <text:p>3,7458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.745814" calcext:value-type="float">
            <text:p>3,7458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.745814" calcext:value-type="float">
            <text:p>3,7458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.745814" calcext:value-type="float">
            <text:p>3,7458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.745814" calcext:value-type="float">
            <text:p>3,7458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.745814" calcext:value-type="float">
            <text:p>3,7458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.745814" calcext:value-type="float">
            <text:p>3,7458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.745814" calcext:value-type="float">
            <text:p>3,7458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.745814" calcext:value-type="float">
            <text:p>3,7458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.745814" calcext:value-type="float">
            <text:p>3,7458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.745814" calcext:value-type="float">
            <text:p>3,7458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.874128" calcext:value-type="float">
            <text:p>3,8741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.874128" calcext:value-type="float">
            <text:p>3,8741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.874128" calcext:value-type="float">
            <text:p>3,8741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.874128" calcext:value-type="float">
            <text:p>3,8741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.874128" calcext:value-type="float">
            <text:p>3,8741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.874128" calcext:value-type="float">
            <text:p>3,8741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.874128" calcext:value-type="float">
            <text:p>3,8741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.874128" calcext:value-type="float">
            <text:p>3,8741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.874128" calcext:value-type="float">
            <text:p>3,8741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.874128" calcext:value-type="float">
            <text:p>3,8741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.874128" calcext:value-type="float">
            <text:p>3,8741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.844659" calcext:value-type="float">
            <text:p>3,8446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.844659" calcext:value-type="float">
            <text:p>3,8446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.844659" calcext:value-type="float">
            <text:p>3,8446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.844659" calcext:value-type="float">
            <text:p>3,8446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.844659" calcext:value-type="float">
            <text:p>3,8446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.844659" calcext:value-type="float">
            <text:p>3,8446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.844659" calcext:value-type="float">
            <text:p>3,8446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.844659" calcext:value-type="float">
            <text:p>3,8446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.844659" calcext:value-type="float">
            <text:p>3,8446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.844659" calcext:value-type="float">
            <text:p>3,8446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.844659" calcext:value-type="float">
            <text:p>3,8446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.844659" calcext:value-type="float">
            <text:p>3,8446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.844659" calcext:value-type="float">
            <text:p>3,8446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.844659" calcext:value-type="float">
            <text:p>3,8446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.844659" calcext:value-type="float">
            <text:p>3,8446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.844659" calcext:value-type="float">
            <text:p>3,8446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.844659" calcext:value-type="float">
            <text:p>3,8446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.844659" calcext:value-type="float">
            <text:p>3,8446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.844659" calcext:value-type="float">
            <text:p>3,8446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.844659" calcext:value-type="float">
            <text:p>3,8446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.844659" calcext:value-type="float">
            <text:p>3,8446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.844659" calcext:value-type="float">
            <text:p>3,8446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.844659" calcext:value-type="float">
            <text:p>3,8446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.844659" calcext:value-type="float">
            <text:p>3,8446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.844659" calcext:value-type="float">
            <text:p>3,8446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.844659" calcext:value-type="float">
            <text:p>3,8446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.844659" calcext:value-type="float">
            <text:p>3,8446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.844659" calcext:value-type="float">
            <text:p>3,8446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.844659" calcext:value-type="float">
            <text:p>3,8446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.844659" calcext:value-type="float">
            <text:p>3,8446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.844659" calcext:value-type="float">
            <text:p>3,8446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.844659" calcext:value-type="float">
            <text:p>3,8446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.844659" calcext:value-type="float">
            <text:p>3,8446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.844659" calcext:value-type="float">
            <text:p>3,8446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.844659" calcext:value-type="float">
            <text:p>3,8446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.833408" calcext:value-type="float">
            <text:p>3,8334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.833408" calcext:value-type="float">
            <text:p>3,8334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.833408" calcext:value-type="float">
            <text:p>3,8334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.833408" calcext:value-type="float">
            <text:p>3,8334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.833408" calcext:value-type="float">
            <text:p>3,8334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.833408" calcext:value-type="float">
            <text:p>3,8334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.833408" calcext:value-type="float">
            <text:p>3,8334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.833408" calcext:value-type="float">
            <text:p>3,8334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.833408" calcext:value-type="float">
            <text:p>3,8334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.833408" calcext:value-type="float">
            <text:p>3,8334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.833408" calcext:value-type="float">
            <text:p>3,8334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.833408" calcext:value-type="float">
            <text:p>3,8334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.833408" calcext:value-type="float">
            <text:p>3,8334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.833408" calcext:value-type="float">
            <text:p>3,8334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.833408" calcext:value-type="float">
            <text:p>3,8334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.833408" calcext:value-type="float">
            <text:p>3,8334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.833408" calcext:value-type="float">
            <text:p>3,8334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.833408" calcext:value-type="float">
            <text:p>3,8334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.833408" calcext:value-type="float">
            <text:p>3,8334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.833408" calcext:value-type="float">
            <text:p>3,8334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.938832" calcext:value-type="float">
            <text:p>3,9388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.886868" calcext:value-type="float">
            <text:p>3,8868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.886868" calcext:value-type="float">
            <text:p>3,8868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.886868" calcext:value-type="float">
            <text:p>3,8868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.886868" calcext:value-type="float">
            <text:p>3,8868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.886868" calcext:value-type="float">
            <text:p>3,8868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.886868" calcext:value-type="float">
            <text:p>3,8868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.886868" calcext:value-type="float">
            <text:p>3,8868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.886868" calcext:value-type="float">
            <text:p>3,8868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.886868" calcext:value-type="float">
            <text:p>3,8868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.886868" calcext:value-type="float">
            <text:p>3,8868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.886868" calcext:value-type="float">
            <text:p>3,8868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.886868" calcext:value-type="float">
            <text:p>3,8868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.886868" calcext:value-type="float">
            <text:p>3,8868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.886868" calcext:value-type="float">
            <text:p>3,8868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.886868" calcext:value-type="float">
            <text:p>3,8868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.886868" calcext:value-type="float">
            <text:p>3,8868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.890856" calcext:value-type="float">
            <text:p>3,8908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.890856" calcext:value-type="float">
            <text:p>3,8908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.890856" calcext:value-type="float">
            <text:p>3,8908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.890856" calcext:value-type="float">
            <text:p>3,8908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.890856" calcext:value-type="float">
            <text:p>3,8908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.890856" calcext:value-type="float">
            <text:p>3,8908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.890856" calcext:value-type="float">
            <text:p>3,8908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.890856" calcext:value-type="float">
            <text:p>3,8908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.890856" calcext:value-type="float">
            <text:p>3,8908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.890856" calcext:value-type="float">
            <text:p>3,8908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.890856" calcext:value-type="float">
            <text:p>3,8908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.890856" calcext:value-type="float">
            <text:p>3,8908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.890856" calcext:value-type="float">
            <text:p>3,8908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.890856" calcext:value-type="float">
            <text:p>3,8908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.890856" calcext:value-type="float">
            <text:p>3,8908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.890856" calcext:value-type="float">
            <text:p>3,8908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.890856" calcext:value-type="float">
            <text:p>3,8908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.890856" calcext:value-type="float">
            <text:p>3,8908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.890856" calcext:value-type="float">
            <text:p>3,8908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.933063" calcext:value-type="float">
            <text:p>3,9330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.933063" calcext:value-type="float">
            <text:p>3,9330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.933063" calcext:value-type="float">
            <text:p>3,9330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.933063" calcext:value-type="float">
            <text:p>3,9330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.933063" calcext:value-type="float">
            <text:p>3,9330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.933063" calcext:value-type="float">
            <text:p>3,9330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.933063" calcext:value-type="float">
            <text:p>3,9330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.933063" calcext:value-type="float">
            <text:p>3,9330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.942173" calcext:value-type="float">
            <text:p>3,9421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.942173" calcext:value-type="float">
            <text:p>3,9421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.942173" calcext:value-type="float">
            <text:p>3,9421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.942173" calcext:value-type="float">
            <text:p>3,9421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.942173" calcext:value-type="float">
            <text:p>3,9421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.942173" calcext:value-type="float">
            <text:p>3,9421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.942173" calcext:value-type="float">
            <text:p>3,9421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.906541" calcext:value-type="float">
            <text:p>3,9065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.906541" calcext:value-type="float">
            <text:p>3,9065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.906541" calcext:value-type="float">
            <text:p>3,9065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.899968" calcext:value-type="float">
            <text:p>3,89996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.899968" calcext:value-type="float">
            <text:p>3,89996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.899968" calcext:value-type="float">
            <text:p>3,89996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.861795" calcext:value-type="float">
            <text:p>3,8617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.861795" calcext:value-type="float">
            <text:p>3,8617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.861795" calcext:value-type="float">
            <text:p>3,8617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.861795" calcext:value-type="float">
            <text:p>3,8617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.861795" calcext:value-type="float">
            <text:p>3,8617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.860342" calcext:value-type="float">
            <text:p>3,8603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.860342" calcext:value-type="float">
            <text:p>3,8603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.860342" calcext:value-type="float">
            <text:p>3,8603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.860342" calcext:value-type="float">
            <text:p>3,8603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.860342" calcext:value-type="float">
            <text:p>3,8603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.860342" calcext:value-type="float">
            <text:p>3,8603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.860342" calcext:value-type="float">
            <text:p>3,8603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.860342" calcext:value-type="float">
            <text:p>3,8603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.860342" calcext:value-type="float">
            <text:p>3,8603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.827249" calcext:value-type="float">
            <text:p>3,82724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3.827249" calcext:value-type="float">
            <text:p>3,82724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.827249" calcext:value-type="float">
            <text:p>3,82724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.827249" calcext:value-type="float">
            <text:p>3,82724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.827249" calcext:value-type="float">
            <text:p>3,82724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.823248" calcext:value-type="float">
            <text:p>3,8232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.801793" calcext:value-type="float">
            <text:p>3,8017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.801793" calcext:value-type="float">
            <text:p>3,8017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.801793" calcext:value-type="float">
            <text:p>3,8017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.801793" calcext:value-type="float">
            <text:p>3,8017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.801793" calcext:value-type="float">
            <text:p>3,8017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.801793" calcext:value-type="float">
            <text:p>3,8017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.801793" calcext:value-type="float">
            <text:p>3,8017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.801793" calcext:value-type="float">
            <text:p>3,8017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.801793" calcext:value-type="float">
            <text:p>3,8017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.801793" calcext:value-type="float">
            <text:p>3,8017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.801793" calcext:value-type="float">
            <text:p>3,8017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.801793" calcext:value-type="float">
            <text:p>3,8017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.801793" calcext:value-type="float">
            <text:p>3,8017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.801793" calcext:value-type="float">
            <text:p>3,8017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3.801793" calcext:value-type="float">
            <text:p>3,8017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.801793" calcext:value-type="float">
            <text:p>3,8017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.801793" calcext:value-type="float">
            <text:p>3,8017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.801793" calcext:value-type="float">
            <text:p>3,8017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3.801793" calcext:value-type="float">
            <text:p>3,8017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3.801793" calcext:value-type="float">
            <text:p>3,8017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.801793" calcext:value-type="float">
            <text:p>3,8017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3.801793" calcext:value-type="float">
            <text:p>3,8017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.781432" calcext:value-type="float">
            <text:p>3,7814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.781432" calcext:value-type="float">
            <text:p>3,7814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.781432" calcext:value-type="float">
            <text:p>3,7814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.781432" calcext:value-type="float">
            <text:p>3,7814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.781432" calcext:value-type="float">
            <text:p>3,7814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.781432" calcext:value-type="float">
            <text:p>3,7814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.781432" calcext:value-type="float">
            <text:p>3,7814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3.781432" calcext:value-type="float">
            <text:p>3,7814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.781432" calcext:value-type="float">
            <text:p>3,7814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.781432" calcext:value-type="float">
            <text:p>3,7814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.781432" calcext:value-type="float">
            <text:p>3,7814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.989064" calcext:value-type="float">
            <text:p>3,9890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3.922894" calcext:value-type="float">
            <text:p>3,9228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.922894" calcext:value-type="float">
            <text:p>3,9228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.922894" calcext:value-type="float">
            <text:p>3,9228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.922894" calcext:value-type="float">
            <text:p>3,9228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.922894" calcext:value-type="float">
            <text:p>3,9228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.922894" calcext:value-type="float">
            <text:p>3,9228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.922894" calcext:value-type="float">
            <text:p>3,9228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.922894" calcext:value-type="float">
            <text:p>3,9228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.922894" calcext:value-type="float">
            <text:p>3,9228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3.922894" calcext:value-type="float">
            <text:p>3,9228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3.922894" calcext:value-type="float">
            <text:p>3,9228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3.922894" calcext:value-type="float">
            <text:p>3,9228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3.922894" calcext:value-type="float">
            <text:p>3,9228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.922894" calcext:value-type="float">
            <text:p>3,9228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.922894" calcext:value-type="float">
            <text:p>3,9228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.922894" calcext:value-type="float">
            <text:p>3,9228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.922894" calcext:value-type="float">
            <text:p>3,9228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3.922894" calcext:value-type="float">
            <text:p>3,9228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.794154" calcext:value-type="float">
            <text:p>3,7941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.794154" calcext:value-type="float">
            <text:p>3,7941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3.794154" calcext:value-type="float">
            <text:p>3,7941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.794154" calcext:value-type="float">
            <text:p>3,7941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.794154" calcext:value-type="float">
            <text:p>3,7941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.794154" calcext:value-type="float">
            <text:p>3,7941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3.794154" calcext:value-type="float">
            <text:p>3,7941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3.794154" calcext:value-type="float">
            <text:p>3,7941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.794154" calcext:value-type="float">
            <text:p>3,7941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3.794154" calcext:value-type="float">
            <text:p>3,7941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.794154" calcext:value-type="float">
            <text:p>3,7941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.794154" calcext:value-type="float">
            <text:p>3,7941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.833433" calcext:value-type="float">
            <text:p>3,8334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3.833433" calcext:value-type="float">
            <text:p>3,8334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.833433" calcext:value-type="float">
            <text:p>3,8334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.833433" calcext:value-type="float">
            <text:p>3,8334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3.833433" calcext:value-type="float">
            <text:p>3,8334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.833433" calcext:value-type="float">
            <text:p>3,8334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3.833433" calcext:value-type="float">
            <text:p>3,8334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3.76579" calcext:value-type="float">
            <text:p>3,765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.76579" calcext:value-type="float">
            <text:p>3,765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3.76579" calcext:value-type="float">
            <text:p>3,765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3.76579" calcext:value-type="float">
            <text:p>3,765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3.76579" calcext:value-type="float">
            <text:p>3,765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.76579" calcext:value-type="float">
            <text:p>3,765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.76579" calcext:value-type="float">
            <text:p>3,765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3.76579" calcext:value-type="float">
            <text:p>3,765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3.76579" calcext:value-type="float">
            <text:p>3,765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3.76579" calcext:value-type="float">
            <text:p>3,765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3.76579" calcext:value-type="float">
            <text:p>3,765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.76579" calcext:value-type="float">
            <text:p>3,765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.76579" calcext:value-type="float">
            <text:p>3,765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.76579" calcext:value-type="float">
            <text:p>3,765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3.76579" calcext:value-type="float">
            <text:p>3,765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3.76579" calcext:value-type="float">
            <text:p>3,765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.76579" calcext:value-type="float">
            <text:p>3,765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.76579" calcext:value-type="float">
            <text:p>3,765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.76579" calcext:value-type="float">
            <text:p>3,765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.76579" calcext:value-type="float">
            <text:p>3,765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.643604" calcext:value-type="float">
            <text:p>3,6436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.643604" calcext:value-type="float">
            <text:p>3,6436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3.643604" calcext:value-type="float">
            <text:p>3,6436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.629777" calcext:value-type="float">
            <text:p>3,6297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3.629777" calcext:value-type="float">
            <text:p>3,6297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.629777" calcext:value-type="float">
            <text:p>3,6297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.629777" calcext:value-type="float">
            <text:p>3,6297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3.629777" calcext:value-type="float">
            <text:p>3,6297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3.629777" calcext:value-type="float">
            <text:p>3,6297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.629777" calcext:value-type="float">
            <text:p>3,6297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.629777" calcext:value-type="float">
            <text:p>3,6297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.629777" calcext:value-type="float">
            <text:p>3,6297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3.629777" calcext:value-type="float">
            <text:p>3,6297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.629777" calcext:value-type="float">
            <text:p>3,6297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3.629777" calcext:value-type="float">
            <text:p>3,6297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.629777" calcext:value-type="float">
            <text:p>3,6297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3.629777" calcext:value-type="float">
            <text:p>3,6297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.629777" calcext:value-type="float">
            <text:p>3,6297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.629777" calcext:value-type="float">
            <text:p>3,6297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.629777" calcext:value-type="float">
            <text:p>3,6297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.629777" calcext:value-type="float">
            <text:p>3,6297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.629777" calcext:value-type="float">
            <text:p>3,6297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3.629777" calcext:value-type="float">
            <text:p>3,6297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3.629777" calcext:value-type="float">
            <text:p>3,62977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.735617" calcext:value-type="float">
            <text:p>3,735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3.735617" calcext:value-type="float">
            <text:p>3,735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.735617" calcext:value-type="float">
            <text:p>3,735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.735617" calcext:value-type="float">
            <text:p>3,735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3.735617" calcext:value-type="float">
            <text:p>3,735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3.735617" calcext:value-type="float">
            <text:p>3,7356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3.785044" calcext:value-type="float">
            <text:p>3,7850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.785044" calcext:value-type="float">
            <text:p>3,7850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.785044" calcext:value-type="float">
            <text:p>3,7850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.785044" calcext:value-type="float">
            <text:p>3,7850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.785044" calcext:value-type="float">
            <text:p>3,7850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3.785044" calcext:value-type="float">
            <text:p>3,7850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.759582" calcext:value-type="float">
            <text:p>3,7595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.759582" calcext:value-type="float">
            <text:p>3,7595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.759582" calcext:value-type="float">
            <text:p>3,7595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3.759582" calcext:value-type="float">
            <text:p>3,7595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3.759582" calcext:value-type="float">
            <text:p>3,7595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.759582" calcext:value-type="float">
            <text:p>3,7595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3.759582" calcext:value-type="float">
            <text:p>3,7595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.759582" calcext:value-type="float">
            <text:p>3,7595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.759582" calcext:value-type="float">
            <text:p>3,7595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.759582" calcext:value-type="float">
            <text:p>3,7595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3.759582" calcext:value-type="float">
            <text:p>3,7595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3.759582" calcext:value-type="float">
            <text:p>3,7595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.759582" calcext:value-type="float">
            <text:p>3,7595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.759582" calcext:value-type="float">
            <text:p>3,7595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.759582" calcext:value-type="float">
            <text:p>3,7595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.759582" calcext:value-type="float">
            <text:p>3,7595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.759582" calcext:value-type="float">
            <text:p>3,7595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.707585" calcext:value-type="float">
            <text:p>3,7075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.707585" calcext:value-type="float">
            <text:p>3,7075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3.707585" calcext:value-type="float">
            <text:p>3,7075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.707585" calcext:value-type="float">
            <text:p>3,7075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3.707585" calcext:value-type="float">
            <text:p>3,7075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3.707585" calcext:value-type="float">
            <text:p>3,7075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.707585" calcext:value-type="float">
            <text:p>3,7075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3.707585" calcext:value-type="float">
            <text:p>3,7075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.707585" calcext:value-type="float">
            <text:p>3,7075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3.707585" calcext:value-type="float">
            <text:p>3,7075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.707585" calcext:value-type="float">
            <text:p>3,7075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.707585" calcext:value-type="float">
            <text:p>3,7075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.707585" calcext:value-type="float">
            <text:p>3,7075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3.707585" calcext:value-type="float">
            <text:p>3,7075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.707585" calcext:value-type="float">
            <text:p>3,7075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.707585" calcext:value-type="float">
            <text:p>3,7075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.707585" calcext:value-type="float">
            <text:p>3,7075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3.706519" calcext:value-type="float">
            <text:p>3,7065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.706519" calcext:value-type="float">
            <text:p>3,7065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.706519" calcext:value-type="float">
            <text:p>3,7065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.706519" calcext:value-type="float">
            <text:p>3,7065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.706519" calcext:value-type="float">
            <text:p>3,7065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3.706519" calcext:value-type="float">
            <text:p>3,7065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.706519" calcext:value-type="float">
            <text:p>3,7065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.706519" calcext:value-type="float">
            <text:p>3,7065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.706519" calcext:value-type="float">
            <text:p>3,7065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.706519" calcext:value-type="float">
            <text:p>3,7065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.706519" calcext:value-type="float">
            <text:p>3,7065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.706519" calcext:value-type="float">
            <text:p>3,7065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3.706519" calcext:value-type="float">
            <text:p>3,7065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.706519" calcext:value-type="float">
            <text:p>3,7065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3.706519" calcext:value-type="float">
            <text:p>3,7065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3.706519" calcext:value-type="float">
            <text:p>3,7065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.706519" calcext:value-type="float">
            <text:p>3,7065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3.706519" calcext:value-type="float">
            <text:p>3,7065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3.706519" calcext:value-type="float">
            <text:p>3,7065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3.706519" calcext:value-type="float">
            <text:p>3,7065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3.706519" calcext:value-type="float">
            <text:p>3,7065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.706519" calcext:value-type="float">
            <text:p>3,7065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.706519" calcext:value-type="float">
            <text:p>3,7065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.706519" calcext:value-type="float">
            <text:p>3,7065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.706519" calcext:value-type="float">
            <text:p>3,7065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.706519" calcext:value-type="float">
            <text:p>3,7065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.706519" calcext:value-type="float">
            <text:p>3,7065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3.706519" calcext:value-type="float">
            <text:p>3,7065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3.706519" calcext:value-type="float">
            <text:p>3,7065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.706519" calcext:value-type="float">
            <text:p>3,7065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.706519" calcext:value-type="float">
            <text:p>3,7065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.706519" calcext:value-type="float">
            <text:p>3,7065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.706519" calcext:value-type="float">
            <text:p>3,7065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.706519" calcext:value-type="float">
            <text:p>3,7065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.706519" calcext:value-type="float">
            <text:p>3,7065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.706519" calcext:value-type="float">
            <text:p>3,7065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.706519" calcext:value-type="float">
            <text:p>3,7065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3.722891" calcext:value-type="float">
            <text:p>3,7228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.722891" calcext:value-type="float">
            <text:p>3,7228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.722891" calcext:value-type="float">
            <text:p>3,7228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3.722891" calcext:value-type="float">
            <text:p>3,7228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.722891" calcext:value-type="float">
            <text:p>3,7228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.722891" calcext:value-type="float">
            <text:p>3,7228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.722891" calcext:value-type="float">
            <text:p>3,7228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.722891" calcext:value-type="float">
            <text:p>3,7228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.722891" calcext:value-type="float">
            <text:p>3,7228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.722891" calcext:value-type="float">
            <text:p>3,7228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3.722891" calcext:value-type="float">
            <text:p>3,7228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.722891" calcext:value-type="float">
            <text:p>3,7228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.722891" calcext:value-type="float">
            <text:p>3,7228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.722891" calcext:value-type="float">
            <text:p>3,7228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.722891" calcext:value-type="float">
            <text:p>3,7228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.722891" calcext:value-type="float">
            <text:p>3,7228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3.722891" calcext:value-type="float">
            <text:p>3,7228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.722891" calcext:value-type="float">
            <text:p>3,7228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.722891" calcext:value-type="float">
            <text:p>3,7228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3.722891" calcext:value-type="float">
            <text:p>3,7228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.608341" calcext:value-type="float">
            <text:p>3,6083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.608341" calcext:value-type="float">
            <text:p>3,6083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.608341" calcext:value-type="float">
            <text:p>3,6083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3.608341" calcext:value-type="float">
            <text:p>3,6083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.608341" calcext:value-type="float">
            <text:p>3,6083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3.608341" calcext:value-type="float">
            <text:p>3,6083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.608341" calcext:value-type="float">
            <text:p>3,6083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3.608341" calcext:value-type="float">
            <text:p>3,6083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.608341" calcext:value-type="float">
            <text:p>3,6083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.608341" calcext:value-type="float">
            <text:p>3,6083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.571221" calcext:value-type="float">
            <text:p>3,5712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3.571221" calcext:value-type="float">
            <text:p>3,5712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.571221" calcext:value-type="float">
            <text:p>3,5712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.571221" calcext:value-type="float">
            <text:p>3,5712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.571221" calcext:value-type="float">
            <text:p>3,5712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.571221" calcext:value-type="float">
            <text:p>3,5712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.571221" calcext:value-type="float">
            <text:p>3,5712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.52689" calcext:value-type="float">
            <text:p>3,526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.52689" calcext:value-type="float">
            <text:p>3,526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3.52689" calcext:value-type="float">
            <text:p>3,526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.52689" calcext:value-type="float">
            <text:p>3,526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.52689" calcext:value-type="float">
            <text:p>3,526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.52689" calcext:value-type="float">
            <text:p>3,526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.52689" calcext:value-type="float">
            <text:p>3,526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.52689" calcext:value-type="float">
            <text:p>3,526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.52689" calcext:value-type="float">
            <text:p>3,526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.52689" calcext:value-type="float">
            <text:p>3,526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.52689" calcext:value-type="float">
            <text:p>3,526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3.52689" calcext:value-type="float">
            <text:p>3,526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.52689" calcext:value-type="float">
            <text:p>3,526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.52689" calcext:value-type="float">
            <text:p>3,526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3.52689" calcext:value-type="float">
            <text:p>3,526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.52689" calcext:value-type="float">
            <text:p>3,526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.52689" calcext:value-type="float">
            <text:p>3,526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.52689" calcext:value-type="float">
            <text:p>3,526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3.52689" calcext:value-type="float">
            <text:p>3,526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.517802" calcext:value-type="float">
            <text:p>3,5178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.517802" calcext:value-type="float">
            <text:p>3,5178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3.517802" calcext:value-type="float">
            <text:p>3,5178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.517802" calcext:value-type="float">
            <text:p>3,5178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.517802" calcext:value-type="float">
            <text:p>3,5178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.517802" calcext:value-type="float">
            <text:p>3,5178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3.517802" calcext:value-type="float">
            <text:p>3,5178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.517802" calcext:value-type="float">
            <text:p>3,5178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.517802" calcext:value-type="float">
            <text:p>3,5178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3.517802" calcext:value-type="float">
            <text:p>3,5178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.517802" calcext:value-type="float">
            <text:p>3,5178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3.517802" calcext:value-type="float">
            <text:p>3,5178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.517802" calcext:value-type="float">
            <text:p>3,5178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.517802" calcext:value-type="float">
            <text:p>3,5178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.517802" calcext:value-type="float">
            <text:p>3,5178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.517802" calcext:value-type="float">
            <text:p>3,5178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.517802" calcext:value-type="float">
            <text:p>3,5178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.517802" calcext:value-type="float">
            <text:p>3,5178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.517802" calcext:value-type="float">
            <text:p>3,517802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6T02:18:13.888000000</dc:date>
    <meta:editing-duration>PT1M19S</meta:editing-duration>
    <meta:editing-cycles>1</meta:editing-cycles>
    <meta:document-statistic meta:table-count="1" meta:cell-count="30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cameraslog_5.A1:cameraslog_5.C100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cameraslog_5.B2:cameraslog_5.B1001" chart:label-cell-address="cameraslog_5.B1:cameraslog_5.B1" chart:class="chart:scatter">
            <chart:domain table:cell-range-address="cameraslog_5.A2:cameraslog_5.A1001"/>
            <chart:data-point chart:repeated="1000"/>
          </chart:series>
          <chart:series chart:style-name="ch8" chart:values-cell-range-address="cameraslog_5.C2:cameraslog_5.C1001" chart:label-cell-address="cameraslog_5.C1:cameraslog_5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cameraslog_5.B1:cameraslog_5.B1</svg:desc>
                </draw:g>
              </table:table-cell>
              <table:table-cell office:value-type="string">
                <text:p>number of cameras</text:p>
                <draw:g>
                  <svg:desc>cameraslog_5.C1:cameraslog_5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meraslog_5.A2:cameraslog_5.A1001</svg:desc>
                </draw:g>
              </table:table-cell>
              <table:table-cell office:value-type="float" office:value="5.905382">
                <text:p>5.905382</text:p>
                <draw:g>
                  <svg:desc>cameraslog_5.B2:cameraslog_5.B1001</svg:desc>
                </draw:g>
              </table:table-cell>
              <table:table-cell office:value-type="float" office:value="14">
                <text:p>14</text:p>
                <draw:g>
                  <svg:desc>cameraslog_5.C2:cameraslog_5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199564">
                <text:p>6.1995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292663">
                <text:p>6.2926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322135">
                <text:p>6.3221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.25741">
                <text:p>6.257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286873">
                <text:p>6.2868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983947">
                <text:p>5.9839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774125">
                <text:p>5.7741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53085">
                <text:p>5.530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786843">
                <text:p>5.7868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.747208">
                <text:p>5.7472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832669">
                <text:p>5.8326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.953759">
                <text:p>5.9537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.939574">
                <text:p>5.9395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588295">
                <text:p>5.5882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518491">
                <text:p>5.51849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713397">
                <text:p>5.71339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.613072">
                <text:p>5.61307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.716354">
                <text:p>5.7163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.883263">
                <text:p>5.8832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.926524">
                <text:p>5.9265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.940704">
                <text:p>5.94070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.940704">
                <text:p>5.94070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.005795">
                <text:p>6.0057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.254154">
                <text:p>6.2541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.35489">
                <text:p>6.3548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.285086">
                <text:p>6.2850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.500356">
                <text:p>6.5003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.45454">
                <text:p>6.4545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.45454">
                <text:p>6.4545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.700356">
                <text:p>6.70035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.733446">
                <text:p>6.7334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.907988">
                <text:p>6.9079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.100356">
                <text:p>7.1003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.264723">
                <text:p>7.26472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.454534">
                <text:p>7.4545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.579248">
                <text:p>7.57924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.753797">
                <text:p>7.75379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.569068">
                <text:p>7.56906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.376701">
                <text:p>7.3767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7.551254">
                <text:p>7.5512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7.551254">
                <text:p>7.5512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7.34616">
                <text:p>7.346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7.32834">
                <text:p>7.328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.442889">
                <text:p>7.44288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7.442889">
                <text:p>7.44288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7.442889">
                <text:p>7.44288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7.430162">
                <text:p>7.4301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.625069">
                <text:p>7.62506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.642892">
                <text:p>7.64289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.934527">
                <text:p>7.9345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.959971">
                <text:p>7.95997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8.109057">
                <text:p>8.1090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.909062">
                <text:p>7.90906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.826149">
                <text:p>7.8261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7.849054">
                <text:p>7.8490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.615971">
                <text:p>7.61597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7.757424">
                <text:p>7.7574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7.843961">
                <text:p>7.84396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.677046">
                <text:p>7.6770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7.833784">
                <text:p>7.8337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8.028688">
                <text:p>8.02868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7.933048">
                <text:p>7.93304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7.734501">
                <text:p>7.73450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7.88614">
                <text:p>7.8861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.675957">
                <text:p>7.67595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7.947233">
                <text:p>7.9472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.729408">
                <text:p>7.72940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.929407">
                <text:p>7.9294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8.05922">
                <text:p>8.059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8.05922">
                <text:p>8.059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.195591">
                <text:p>8.19559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8.195591">
                <text:p>8.19559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.305027">
                <text:p>8.30502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.372669">
                <text:p>8.3726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8.372669">
                <text:p>8.3726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.428664">
                <text:p>8.42866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.185396">
                <text:p>8.18539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.359534">
                <text:p>8.35953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.359534">
                <text:p>8.35953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.313719">
                <text:p>8.31371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.313719">
                <text:p>8.31371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.139175">
                <text:p>8.13917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.047548">
                <text:p>8.04754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7.979896">
                <text:p>7.97989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7.979896">
                <text:p>7.97989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7.979896">
                <text:p>7.97989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.07809">
                <text:p>8.0780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7.850091">
                <text:p>7.85009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.106082">
                <text:p>8.10608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.199192">
                <text:p>8.1991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.199192">
                <text:p>8.1991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.199192">
                <text:p>8.1991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8.178826">
                <text:p>8.1788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.381372">
                <text:p>8.38137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.437365">
                <text:p>8.4373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.718808">
                <text:p>8.71880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.740645">
                <text:p>8.7406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.723897">
                <text:p>8.72389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.637365">
                <text:p>8.63736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8.687206">
                <text:p>8.6872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8.687206">
                <text:p>8.6872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8.727925">
                <text:p>8.7279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8.865369">
                <text:p>8.8653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8.722835">
                <text:p>8.7228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8.943194">
                <text:p>8.94319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8.938099">
                <text:p>8.93809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8.839911">
                <text:p>8.8399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8.60428">
                <text:p>8.6042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8.60428">
                <text:p>8.6042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8.822102">
                <text:p>8.82210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9.050096">
                <text:p>9.05009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9.08827">
                <text:p>9.088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9.115195">
                <text:p>9.11519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8.654526">
                <text:p>8.6545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8.733434">
                <text:p>8.7334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8.548705">
                <text:p>8.54870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8.492714">
                <text:p>8.4927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8.492714">
                <text:p>8.4927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8.679985">
                <text:p>8.67998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8.679985">
                <text:p>8.67998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8.695257">
                <text:p>8.6952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8.8469">
                <text:p>8.846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8.869806">
                <text:p>8.86980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8.695258">
                <text:p>8.69525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8.882533">
                <text:p>8.8825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9.087625">
                <text:p>9.0876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9.079989">
                <text:p>9.07998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9.105442">
                <text:p>9.10544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8.879984">
                <text:p>8.87998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8.801088">
                <text:p>8.80108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8.801088">
                <text:p>8.80108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8.978182">
                <text:p>8.97818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9.003633">
                <text:p>9.0036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9.003633">
                <text:p>9.0036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8.778178">
                <text:p>8.77817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9.01127">
                <text:p>9.011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8.818908">
                <text:p>8.81890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8.818908">
                <text:p>8.81890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8.760366">
                <text:p>8.7603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8.760366">
                <text:p>8.7603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9.037785">
                <text:p>9.03778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9.037785">
                <text:p>9.03778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8.858149">
                <text:p>8.8581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8.858149">
                <text:p>8.8581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8.653055">
                <text:p>8.6530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8.547232">
                <text:p>8.5472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8.547232">
                <text:p>8.5472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8.48869">
                <text:p>8.488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8.48869">
                <text:p>8.488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8.701414">
                <text:p>8.7014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8.675963">
                <text:p>8.67596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8.627605">
                <text:p>8.62760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8.627605">
                <text:p>8.62760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8.714145">
                <text:p>8.7141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8.531967">
                <text:p>8.5319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8.701427">
                <text:p>8.7014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8.701427">
                <text:p>8.7014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8.486152">
                <text:p>8.48615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8.306521">
                <text:p>8.30652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8.306521">
                <text:p>8.30652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8.326885">
                <text:p>8.3268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8.154887">
                <text:p>8.15488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7.959974">
                <text:p>7.95997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7.959974">
                <text:p>7.95997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8.043976">
                <text:p>8.04397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8.043976">
                <text:p>8.04397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7.96252">
                <text:p>7.962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8.231251">
                <text:p>8.2312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8.00325">
                <text:p>8.003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8.00325">
                <text:p>8.003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7.859247">
                <text:p>7.85924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7.762523">
                <text:p>7.76252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7.762523">
                <text:p>7.76252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7.762523">
                <text:p>7.76252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7.762523">
                <text:p>7.76252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7.669427">
                <text:p>7.6694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7.669427">
                <text:p>7.6694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7.623611">
                <text:p>7.6236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7.696345">
                <text:p>7.6963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7.696345">
                <text:p>7.6963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7.737066">
                <text:p>7.73706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7.580339">
                <text:p>7.5803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7.580339">
                <text:p>7.5803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7.520323">
                <text:p>7.5203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7.677054">
                <text:p>7.6770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7.482147">
                <text:p>7.4821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7.482147">
                <text:p>7.4821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7.482147">
                <text:p>7.4821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7.382875">
                <text:p>7.3828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7.53451">
                <text:p>7.534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7.53451">
                <text:p>7.534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7.53451">
                <text:p>7.534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7.539601">
                <text:p>7.5396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7.34724">
                <text:p>7.347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7.34724">
                <text:p>7.347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7.34872">
                <text:p>7.3487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7.130902">
                <text:p>7.13090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6.97672">
                <text:p>6.9767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6.766541">
                <text:p>6.7665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6.766541">
                <text:p>6.7665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6.766541">
                <text:p>6.7665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6.574171">
                <text:p>6.5741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6.574171">
                <text:p>6.5741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6.574171">
                <text:p>6.5741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6.574171">
                <text:p>6.5741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6.574171">
                <text:p>6.5741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6.574171">
                <text:p>6.5741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6.574171">
                <text:p>6.5741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6.594535">
                <text:p>6.5945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6.807258">
                <text:p>6.8072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6.617445">
                <text:p>6.6174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6.617445">
                <text:p>6.6174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6.515618">
                <text:p>6.5156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6.479983">
                <text:p>6.47998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6.479983">
                <text:p>6.47998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6.614896">
                <text:p>6.61489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6.614896">
                <text:p>6.61489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6.541082">
                <text:p>6.54108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6.506522">
                <text:p>6.5065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6.534518">
                <text:p>6.5345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6.534518">
                <text:p>6.5345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6.534518">
                <text:p>6.5345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6.698881">
                <text:p>6.69888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6.703977">
                <text:p>6.70397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6.703977">
                <text:p>6.70397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6.785439">
                <text:p>6.7854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6.511614">
                <text:p>6.5116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6.511614">
                <text:p>6.5116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6.511614">
                <text:p>6.5116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6.316709">
                <text:p>6.31670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6.263254">
                <text:p>6.2632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6.270889">
                <text:p>6.27088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6.412345">
                <text:p>6.4123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6.412345">
                <text:p>6.4123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6.394536">
                <text:p>6.3945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6.394536">
                <text:p>6.3945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6.394536">
                <text:p>6.3945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6.425076">
                <text:p>6.4250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6.425076">
                <text:p>6.4250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6.329451">
                <text:p>6.32945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6.329451">
                <text:p>6.32945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6.283635">
                <text:p>6.2836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6.283635">
                <text:p>6.2836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6.283635">
                <text:p>6.2836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6.283635">
                <text:p>6.2836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6.283635">
                <text:p>6.2836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6.283635">
                <text:p>6.2836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6.283635">
                <text:p>6.2836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6.283635">
                <text:p>6.2836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6.283635">
                <text:p>6.2836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6.172725">
                <text:p>6.1727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6.01854">
                <text:p>6.018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6.01854">
                <text:p>6.018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6.01854">
                <text:p>6.018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6.01854">
                <text:p>6.018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6.01854">
                <text:p>6.0185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5.854179">
                <text:p>5.85417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5.809459">
                <text:p>5.8094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5.809459">
                <text:p>5.8094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5.809459">
                <text:p>5.8094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5.822176">
                <text:p>5.8221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5.847636">
                <text:p>5.8476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5.847636">
                <text:p>5.8476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5.847636">
                <text:p>5.8476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5.847636">
                <text:p>5.8476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5.716364">
                <text:p>5.7163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5.716364">
                <text:p>5.7163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5.716364">
                <text:p>5.7163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5.516364">
                <text:p>5.5163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5.516364">
                <text:p>5.5163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5.516364">
                <text:p>5.5163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5.516364">
                <text:p>5.5163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5.516364">
                <text:p>5.5163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5.516364">
                <text:p>5.5163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5.516364">
                <text:p>5.5163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5.516364">
                <text:p>5.5163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5.516364">
                <text:p>5.5163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5.516364">
                <text:p>5.5163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5.516364">
                <text:p>5.5163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5.516364">
                <text:p>5.5163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5.516364">
                <text:p>5.5163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5.471643">
                <text:p>5.4716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5.560701">
                <text:p>5.5607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5.560701">
                <text:p>5.5607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5.559237">
                <text:p>5.5592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5.559237">
                <text:p>5.5592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5.559237">
                <text:p>5.5592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5.400332">
                <text:p>5.40033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5.595243">
                <text:p>5.5952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5.595243">
                <text:p>5.5952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5.595243">
                <text:p>5.5952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5.587602">
                <text:p>5.5876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5.587602">
                <text:p>5.5876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5.494905">
                <text:p>5.4949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5.494905">
                <text:p>5.4949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5.494905">
                <text:p>5.4949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5.494905">
                <text:p>5.4949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5.494905">
                <text:p>5.4949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5.494905">
                <text:p>5.4949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5.494905">
                <text:p>5.4949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5.494905">
                <text:p>5.4949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5.607965">
                <text:p>5.60796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5.607965">
                <text:p>5.60796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5.624685">
                <text:p>5.62468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5.66943">
                <text:p>5.669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5.66943">
                <text:p>5.669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5.66943">
                <text:p>5.669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5.66943">
                <text:p>5.669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5.66943">
                <text:p>5.669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5.66943">
                <text:p>5.669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5.66943">
                <text:p>5.669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5.45925">
                <text:p>5.459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5.45925">
                <text:p>5.459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5.45925">
                <text:p>5.459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5.45925">
                <text:p>5.459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5.45925">
                <text:p>5.459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5.35852">
                <text:p>5.358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5.35852">
                <text:p>5.358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5.107605">
                <text:p>5.1076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5.130521">
                <text:p>5.1305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5.241425">
                <text:p>5.2414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5.241425">
                <text:p>5.2414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5.094873">
                <text:p>5.0948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5.094873">
                <text:p>5.0948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5.208331">
                <text:p>5.2083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5.208331">
                <text:p>5.2083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5.254154">
                <text:p>5.2541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5.254154">
                <text:p>5.2541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5.254154">
                <text:p>5.2541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5.219991">
                <text:p>5.2199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5.219991">
                <text:p>5.2199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5.142178">
                <text:p>5.1421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5.142178">
                <text:p>5.1421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5.142178">
                <text:p>5.1421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5.015992">
                <text:p>5.0159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5.015992">
                <text:p>5.0159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5.015992">
                <text:p>5.0159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5.015992">
                <text:p>5.0159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5.015992">
                <text:p>5.0159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5.015992">
                <text:p>5.0159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5.015992">
                <text:p>5.0159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5.015992">
                <text:p>5.0159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4.873459">
                <text:p>4.8734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4.64037">
                <text:p>4.640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4.64037">
                <text:p>4.640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4.64037">
                <text:p>4.640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4.760008">
                <text:p>4.7600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4.766545">
                <text:p>4.7665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4.766545">
                <text:p>4.7665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4.766545">
                <text:p>4.7665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4.766545">
                <text:p>4.7665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4.766545">
                <text:p>4.7665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4.766545">
                <text:p>4.7665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4.766545">
                <text:p>4.7665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4.766545">
                <text:p>4.7665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4.766545">
                <text:p>4.7665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4.840368">
                <text:p>4.8403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4.840368">
                <text:p>4.8403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4.840368">
                <text:p>4.8403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4.840368">
                <text:p>4.8403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4.840368">
                <text:p>4.8403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4.840368">
                <text:p>4.8403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4.840368">
                <text:p>4.8403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4.65564">
                <text:p>4.655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4.67964">
                <text:p>4.679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4.67964">
                <text:p>4.679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4.67964">
                <text:p>4.679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4.672002">
                <text:p>4.6720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4.657821">
                <text:p>4.6578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4.589093">
                <text:p>4.5890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4.589093">
                <text:p>4.5890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4.589093">
                <text:p>4.5890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4.633814">
                <text:p>4.6338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4.633814">
                <text:p>4.6338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4.633814">
                <text:p>4.6338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4.633814">
                <text:p>4.6338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4.653084">
                <text:p>4.6530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4.609816">
                <text:p>4.6098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4.609816">
                <text:p>4.6098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4.609816">
                <text:p>4.6098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4.609816">
                <text:p>4.6098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4.577819">
                <text:p>4.5778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4.577821">
                <text:p>4.5778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4.577821">
                <text:p>4.5778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4.577821">
                <text:p>4.5778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4.605823">
                <text:p>4.6058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4.605823">
                <text:p>4.6058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4.605823">
                <text:p>4.6058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4.605823">
                <text:p>4.6058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4.605823">
                <text:p>4.6058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4.610908">
                <text:p>4.6109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4.610908">
                <text:p>4.6109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4.610908">
                <text:p>4.6109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4.610908">
                <text:p>4.6109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4.432725">
                <text:p>4.4327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4.432725">
                <text:p>4.4327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4.432725">
                <text:p>4.4327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4.432725">
                <text:p>4.4327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4.432725">
                <text:p>4.4327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4.432725">
                <text:p>4.4327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4.432725">
                <text:p>4.4327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4.432725">
                <text:p>4.4327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4.432725">
                <text:p>4.4327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.432725">
                <text:p>4.4327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4.432725">
                <text:p>4.4327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4.432725">
                <text:p>4.4327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4.432725">
                <text:p>4.4327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4.432725">
                <text:p>4.4327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4.432725">
                <text:p>4.4327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4.432725">
                <text:p>4.4327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4.432725">
                <text:p>4.4327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4.339624">
                <text:p>4.3396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4.339624">
                <text:p>4.3396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4.339624">
                <text:p>4.3396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4.218545">
                <text:p>4.2185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4.218545">
                <text:p>4.2185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4.218545">
                <text:p>4.2185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4.111644">
                <text:p>4.1116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4.111644">
                <text:p>4.1116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4.111644">
                <text:p>4.1116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4.111644">
                <text:p>4.1116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4.111644">
                <text:p>4.1116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4.111644">
                <text:p>4.1116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4.111644">
                <text:p>4.1116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4.111644">
                <text:p>4.1116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4.111644">
                <text:p>4.1116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4.111644">
                <text:p>4.1116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4.111644">
                <text:p>4.1116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4.111644">
                <text:p>4.1116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4.032733">
                <text:p>4.0327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4.032733">
                <text:p>4.0327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4.032733">
                <text:p>4.0327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4.032733">
                <text:p>4.0327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4.032733">
                <text:p>4.0327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3.980352">
                <text:p>3.9803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3.980352">
                <text:p>3.9803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4.010898">
                <text:p>4.0108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4.010898">
                <text:p>4.0108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4.010898">
                <text:p>4.0108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4.060361">
                <text:p>4.0603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4.060361">
                <text:p>4.0603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4.060361">
                <text:p>4.0603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3.877084">
                <text:p>3.8770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3.877084">
                <text:p>3.8770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3.877084">
                <text:p>3.8770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3.877084">
                <text:p>3.8770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3.877084">
                <text:p>3.8770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3.877084">
                <text:p>3.8770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3.806908">
                <text:p>3.8069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3.806908">
                <text:p>3.8069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3.841449">
                <text:p>3.8414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3.841449">
                <text:p>3.8414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3.841449">
                <text:p>3.8414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3.841449">
                <text:p>3.8414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3.841449">
                <text:p>3.8414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3.841449">
                <text:p>3.8414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3.841449">
                <text:p>3.8414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3.841449">
                <text:p>3.8414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3.841449">
                <text:p>3.8414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3.841449">
                <text:p>3.8414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3.835282">
                <text:p>3.8352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3.835282">
                <text:p>3.8352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3.835282">
                <text:p>3.8352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3.835282">
                <text:p>3.8352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3.835282">
                <text:p>3.8352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3.835282">
                <text:p>3.8352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3.835282">
                <text:p>3.8352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3.835282">
                <text:p>3.8352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3.835282">
                <text:p>3.8352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3.835282">
                <text:p>3.8352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3.835282">
                <text:p>3.8352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3.835282">
                <text:p>3.8352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3.835282">
                <text:p>3.8352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3.835282">
                <text:p>3.8352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3.835282">
                <text:p>3.8352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3.817462">
                <text:p>3.8174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3.782904">
                <text:p>3.7829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3.782904">
                <text:p>3.7829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3.782904">
                <text:p>3.7829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3.782904">
                <text:p>3.7829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3.782904">
                <text:p>3.7829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3.782904">
                <text:p>3.7829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3.782904">
                <text:p>3.7829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3.782904">
                <text:p>3.7829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3.782904">
                <text:p>3.7829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3.782904">
                <text:p>3.7829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3.782904">
                <text:p>3.7829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3.782904">
                <text:p>3.7829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3.782904">
                <text:p>3.7829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3.745814">
                <text:p>3.7458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3.745814">
                <text:p>3.7458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3.745814">
                <text:p>3.7458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3.745814">
                <text:p>3.7458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3.745814">
                <text:p>3.7458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3.745814">
                <text:p>3.7458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3.745814">
                <text:p>3.7458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3.745814">
                <text:p>3.7458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3.745814">
                <text:p>3.7458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3.745814">
                <text:p>3.7458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3.745814">
                <text:p>3.7458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3.745814">
                <text:p>3.7458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3.745814">
                <text:p>3.7458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3.874128">
                <text:p>3.8741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3.874128">
                <text:p>3.8741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3.874128">
                <text:p>3.8741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3.874128">
                <text:p>3.8741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3.874128">
                <text:p>3.8741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3.874128">
                <text:p>3.8741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3.874128">
                <text:p>3.8741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3.874128">
                <text:p>3.8741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3.874128">
                <text:p>3.8741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3.874128">
                <text:p>3.8741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3.874128">
                <text:p>3.8741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3.844659">
                <text:p>3.8446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3.844659">
                <text:p>3.8446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3.844659">
                <text:p>3.8446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3.844659">
                <text:p>3.8446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3.844659">
                <text:p>3.8446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3.844659">
                <text:p>3.8446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3.844659">
                <text:p>3.8446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3.844659">
                <text:p>3.8446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3.844659">
                <text:p>3.8446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3.844659">
                <text:p>3.8446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3.844659">
                <text:p>3.8446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3.844659">
                <text:p>3.8446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3.844659">
                <text:p>3.8446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3.844659">
                <text:p>3.8446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3.844659">
                <text:p>3.8446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3.844659">
                <text:p>3.8446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3.844659">
                <text:p>3.8446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3.844659">
                <text:p>3.8446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3.844659">
                <text:p>3.8446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3.844659">
                <text:p>3.8446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3.844659">
                <text:p>3.8446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3.844659">
                <text:p>3.8446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3.844659">
                <text:p>3.8446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3.844659">
                <text:p>3.8446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3.844659">
                <text:p>3.8446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3.844659">
                <text:p>3.8446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3.844659">
                <text:p>3.8446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3.844659">
                <text:p>3.8446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3.844659">
                <text:p>3.8446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3.844659">
                <text:p>3.8446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3.844659">
                <text:p>3.8446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3.844659">
                <text:p>3.8446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3.844659">
                <text:p>3.8446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3.844659">
                <text:p>3.8446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3.844659">
                <text:p>3.8446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3.833408">
                <text:p>3.8334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3.833408">
                <text:p>3.8334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3.833408">
                <text:p>3.8334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3.833408">
                <text:p>3.8334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3.833408">
                <text:p>3.8334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3.833408">
                <text:p>3.8334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3.833408">
                <text:p>3.8334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3.833408">
                <text:p>3.8334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3.833408">
                <text:p>3.8334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3.833408">
                <text:p>3.8334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3.833408">
                <text:p>3.8334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3.833408">
                <text:p>3.8334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3.833408">
                <text:p>3.8334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3.833408">
                <text:p>3.8334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3.833408">
                <text:p>3.8334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3.833408">
                <text:p>3.8334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3.833408">
                <text:p>3.8334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3.833408">
                <text:p>3.8334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3.833408">
                <text:p>3.8334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3.833408">
                <text:p>3.8334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3.938832">
                <text:p>3.9388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3.886868">
                <text:p>3.8868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3.886868">
                <text:p>3.8868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3.886868">
                <text:p>3.8868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3.886868">
                <text:p>3.8868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3.886868">
                <text:p>3.8868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3.886868">
                <text:p>3.8868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3.886868">
                <text:p>3.8868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3.886868">
                <text:p>3.8868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3.886868">
                <text:p>3.8868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3.886868">
                <text:p>3.8868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3.886868">
                <text:p>3.8868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3.886868">
                <text:p>3.8868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3.886868">
                <text:p>3.8868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3.886868">
                <text:p>3.8868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3.886868">
                <text:p>3.8868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3.886868">
                <text:p>3.8868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3.890856">
                <text:p>3.8908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3.890856">
                <text:p>3.8908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3.890856">
                <text:p>3.8908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3.890856">
                <text:p>3.8908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3.890856">
                <text:p>3.8908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3.890856">
                <text:p>3.8908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3.890856">
                <text:p>3.8908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3.890856">
                <text:p>3.8908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3.890856">
                <text:p>3.8908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3.890856">
                <text:p>3.8908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3.890856">
                <text:p>3.8908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3.890856">
                <text:p>3.8908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3.890856">
                <text:p>3.8908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3.890856">
                <text:p>3.8908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3.890856">
                <text:p>3.8908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3.890856">
                <text:p>3.8908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3.890856">
                <text:p>3.8908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3.890856">
                <text:p>3.8908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3.890856">
                <text:p>3.8908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3.933063">
                <text:p>3.9330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3.933063">
                <text:p>3.9330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3.933063">
                <text:p>3.9330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3.933063">
                <text:p>3.9330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3.933063">
                <text:p>3.9330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3.933063">
                <text:p>3.9330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3.933063">
                <text:p>3.9330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3.933063">
                <text:p>3.9330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3.942173">
                <text:p>3.9421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3.942173">
                <text:p>3.9421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3.942173">
                <text:p>3.9421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3.942173">
                <text:p>3.9421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3.942173">
                <text:p>3.9421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3.942173">
                <text:p>3.9421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3.942173">
                <text:p>3.9421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3.906541">
                <text:p>3.9065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3.906541">
                <text:p>3.9065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3.906541">
                <text:p>3.9065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3.899968">
                <text:p>3.8999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3.899968">
                <text:p>3.8999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3.899968">
                <text:p>3.8999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3.861795">
                <text:p>3.8617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3.861795">
                <text:p>3.8617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3.861795">
                <text:p>3.8617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3.861795">
                <text:p>3.8617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3.861795">
                <text:p>3.8617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3.860342">
                <text:p>3.8603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3.860342">
                <text:p>3.8603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3.860342">
                <text:p>3.8603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3.860342">
                <text:p>3.8603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3.860342">
                <text:p>3.8603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3.860342">
                <text:p>3.8603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3.860342">
                <text:p>3.8603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3.860342">
                <text:p>3.8603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3.860342">
                <text:p>3.8603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3.827249">
                <text:p>3.8272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3.827249">
                <text:p>3.8272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3.827249">
                <text:p>3.8272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3.827249">
                <text:p>3.8272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3.827249">
                <text:p>3.8272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3.823248">
                <text:p>3.8232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3.801793">
                <text:p>3.8017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3.801793">
                <text:p>3.8017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3.801793">
                <text:p>3.8017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3.801793">
                <text:p>3.8017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3.801793">
                <text:p>3.8017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3.801793">
                <text:p>3.8017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3.801793">
                <text:p>3.8017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3.801793">
                <text:p>3.8017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3.801793">
                <text:p>3.8017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3.801793">
                <text:p>3.8017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3.801793">
                <text:p>3.8017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3.801793">
                <text:p>3.8017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3.801793">
                <text:p>3.8017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3.801793">
                <text:p>3.8017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3.801793">
                <text:p>3.8017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3.801793">
                <text:p>3.8017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3.801793">
                <text:p>3.8017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3.801793">
                <text:p>3.8017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3.801793">
                <text:p>3.8017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3.801793">
                <text:p>3.8017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3.801793">
                <text:p>3.8017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3.801793">
                <text:p>3.8017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3.781432">
                <text:p>3.7814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3.781432">
                <text:p>3.7814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3.781432">
                <text:p>3.7814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3.781432">
                <text:p>3.7814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3.781432">
                <text:p>3.7814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3.781432">
                <text:p>3.7814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3.781432">
                <text:p>3.7814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3.781432">
                <text:p>3.7814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3.781432">
                <text:p>3.7814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3.781432">
                <text:p>3.7814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3.781432">
                <text:p>3.7814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3.989064">
                <text:p>3.9890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3.922894">
                <text:p>3.9228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3.922894">
                <text:p>3.9228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3.922894">
                <text:p>3.9228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3.922894">
                <text:p>3.9228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3.922894">
                <text:p>3.9228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3.922894">
                <text:p>3.9228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3.922894">
                <text:p>3.9228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3.922894">
                <text:p>3.9228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3.922894">
                <text:p>3.9228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3.922894">
                <text:p>3.9228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3.922894">
                <text:p>3.9228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3.922894">
                <text:p>3.9228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3.922894">
                <text:p>3.9228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3.922894">
                <text:p>3.9228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3.922894">
                <text:p>3.9228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3.922894">
                <text:p>3.9228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3.922894">
                <text:p>3.9228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3.922894">
                <text:p>3.9228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3.794154">
                <text:p>3.7941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3.794154">
                <text:p>3.7941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3.794154">
                <text:p>3.7941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3.794154">
                <text:p>3.7941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3.794154">
                <text:p>3.7941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3.794154">
                <text:p>3.7941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3.794154">
                <text:p>3.7941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3.794154">
                <text:p>3.7941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3.794154">
                <text:p>3.7941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3.794154">
                <text:p>3.7941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3.794154">
                <text:p>3.7941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3.794154">
                <text:p>3.7941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3.833433">
                <text:p>3.8334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3.833433">
                <text:p>3.8334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3.833433">
                <text:p>3.8334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3.833433">
                <text:p>3.8334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3.833433">
                <text:p>3.8334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3.833433">
                <text:p>3.8334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3.833433">
                <text:p>3.8334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3.76579">
                <text:p>3.765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3.76579">
                <text:p>3.765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3.76579">
                <text:p>3.765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3.76579">
                <text:p>3.765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3.76579">
                <text:p>3.765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3.76579">
                <text:p>3.765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3.76579">
                <text:p>3.765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3.76579">
                <text:p>3.765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3.76579">
                <text:p>3.765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3.76579">
                <text:p>3.765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3.76579">
                <text:p>3.765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3.76579">
                <text:p>3.765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3.76579">
                <text:p>3.765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3.76579">
                <text:p>3.765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3.76579">
                <text:p>3.765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3.76579">
                <text:p>3.765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3.76579">
                <text:p>3.765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3.76579">
                <text:p>3.765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3.76579">
                <text:p>3.765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3.76579">
                <text:p>3.765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3.643604">
                <text:p>3.6436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3.643604">
                <text:p>3.6436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3.643604">
                <text:p>3.6436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3.629777">
                <text:p>3.6297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3.629777">
                <text:p>3.6297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3.629777">
                <text:p>3.6297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3.629777">
                <text:p>3.6297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3.629777">
                <text:p>3.6297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3.629777">
                <text:p>3.6297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3.629777">
                <text:p>3.6297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3.629777">
                <text:p>3.6297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3.629777">
                <text:p>3.6297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3.629777">
                <text:p>3.6297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3.629777">
                <text:p>3.6297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3.629777">
                <text:p>3.6297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3.629777">
                <text:p>3.6297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3.629777">
                <text:p>3.6297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3.629777">
                <text:p>3.6297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3.629777">
                <text:p>3.6297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3.629777">
                <text:p>3.6297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3.629777">
                <text:p>3.6297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3.629777">
                <text:p>3.6297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3.629777">
                <text:p>3.6297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3.629777">
                <text:p>3.6297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3.735617">
                <text:p>3.735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3.735617">
                <text:p>3.735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3.735617">
                <text:p>3.735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3.735617">
                <text:p>3.735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3.735617">
                <text:p>3.735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3.735617">
                <text:p>3.7356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3.785044">
                <text:p>3.7850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3.785044">
                <text:p>3.7850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3.785044">
                <text:p>3.7850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3.785044">
                <text:p>3.7850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3.785044">
                <text:p>3.7850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3.785044">
                <text:p>3.7850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3.759582">
                <text:p>3.7595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3.759582">
                <text:p>3.7595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3.759582">
                <text:p>3.7595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3.759582">
                <text:p>3.7595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3.759582">
                <text:p>3.7595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3.759582">
                <text:p>3.7595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3.759582">
                <text:p>3.7595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3.759582">
                <text:p>3.7595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3.759582">
                <text:p>3.7595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3.759582">
                <text:p>3.7595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3.759582">
                <text:p>3.7595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3.759582">
                <text:p>3.7595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3.759582">
                <text:p>3.7595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3.759582">
                <text:p>3.7595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3.759582">
                <text:p>3.7595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3.759582">
                <text:p>3.7595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3.759582">
                <text:p>3.7595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3.707585">
                <text:p>3.7075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3.707585">
                <text:p>3.7075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3.707585">
                <text:p>3.7075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3.707585">
                <text:p>3.7075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3.707585">
                <text:p>3.7075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3.707585">
                <text:p>3.7075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3.707585">
                <text:p>3.7075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3.707585">
                <text:p>3.7075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3.707585">
                <text:p>3.7075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3.707585">
                <text:p>3.7075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3.707585">
                <text:p>3.7075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3.707585">
                <text:p>3.7075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3.707585">
                <text:p>3.7075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3.707585">
                <text:p>3.7075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3.707585">
                <text:p>3.7075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3.707585">
                <text:p>3.7075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3.707585">
                <text:p>3.7075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3.706519">
                <text:p>3.7065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3.706519">
                <text:p>3.7065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3.706519">
                <text:p>3.7065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3.706519">
                <text:p>3.7065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3.706519">
                <text:p>3.7065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3.706519">
                <text:p>3.7065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3.706519">
                <text:p>3.7065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3.706519">
                <text:p>3.7065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3.706519">
                <text:p>3.7065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3.706519">
                <text:p>3.7065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3.706519">
                <text:p>3.7065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3.706519">
                <text:p>3.7065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3.706519">
                <text:p>3.7065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3.706519">
                <text:p>3.7065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3.706519">
                <text:p>3.7065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3.706519">
                <text:p>3.7065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3.706519">
                <text:p>3.7065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3.706519">
                <text:p>3.7065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3.706519">
                <text:p>3.7065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3.706519">
                <text:p>3.7065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3.706519">
                <text:p>3.7065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3.706519">
                <text:p>3.7065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3.706519">
                <text:p>3.7065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3.706519">
                <text:p>3.7065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3.706519">
                <text:p>3.7065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3.706519">
                <text:p>3.7065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3.706519">
                <text:p>3.7065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3.706519">
                <text:p>3.7065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3.706519">
                <text:p>3.7065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3.706519">
                <text:p>3.7065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3.706519">
                <text:p>3.7065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3.706519">
                <text:p>3.7065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3.706519">
                <text:p>3.7065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3.706519">
                <text:p>3.7065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3.706519">
                <text:p>3.7065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3.706519">
                <text:p>3.7065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3.706519">
                <text:p>3.7065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3.722891">
                <text:p>3.7228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3.722891">
                <text:p>3.7228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3.722891">
                <text:p>3.7228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3.722891">
                <text:p>3.7228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3.722891">
                <text:p>3.7228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3.722891">
                <text:p>3.7228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3.722891">
                <text:p>3.7228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3.722891">
                <text:p>3.7228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3.722891">
                <text:p>3.7228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3.722891">
                <text:p>3.7228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3.722891">
                <text:p>3.7228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3.722891">
                <text:p>3.7228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3.722891">
                <text:p>3.7228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3.722891">
                <text:p>3.7228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3.722891">
                <text:p>3.7228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3.722891">
                <text:p>3.7228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3.722891">
                <text:p>3.7228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3.722891">
                <text:p>3.7228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3.722891">
                <text:p>3.7228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3.722891">
                <text:p>3.7228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3.608341">
                <text:p>3.6083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3.608341">
                <text:p>3.6083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3.608341">
                <text:p>3.6083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3.608341">
                <text:p>3.6083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3.608341">
                <text:p>3.6083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3.608341">
                <text:p>3.6083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3.608341">
                <text:p>3.6083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3.608341">
                <text:p>3.6083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3.608341">
                <text:p>3.6083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3.608341">
                <text:p>3.6083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3.571221">
                <text:p>3.5712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3.571221">
                <text:p>3.5712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3.571221">
                <text:p>3.5712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3.571221">
                <text:p>3.5712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3.571221">
                <text:p>3.5712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3.571221">
                <text:p>3.5712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3.571221">
                <text:p>3.5712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3.52689">
                <text:p>3.526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3.52689">
                <text:p>3.526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3.52689">
                <text:p>3.526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3.52689">
                <text:p>3.526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3.52689">
                <text:p>3.526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3.52689">
                <text:p>3.526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3.52689">
                <text:p>3.526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3.52689">
                <text:p>3.526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3.52689">
                <text:p>3.526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3.52689">
                <text:p>3.526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3.52689">
                <text:p>3.526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3.52689">
                <text:p>3.526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3.52689">
                <text:p>3.526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3.52689">
                <text:p>3.526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3.52689">
                <text:p>3.526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3.52689">
                <text:p>3.526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3.52689">
                <text:p>3.526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3.52689">
                <text:p>3.526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3.52689">
                <text:p>3.526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3.517802">
                <text:p>3.5178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3.517802">
                <text:p>3.5178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3.517802">
                <text:p>3.5178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3.517802">
                <text:p>3.5178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3.517802">
                <text:p>3.5178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3.517802">
                <text:p>3.5178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3.517802">
                <text:p>3.5178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3.517802">
                <text:p>3.5178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3.517802">
                <text:p>3.5178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3.517802">
                <text:p>3.5178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3.517802">
                <text:p>3.5178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3.517802">
                <text:p>3.5178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3.517802">
                <text:p>3.5178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3.517802">
                <text:p>3.5178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3.517802">
                <text:p>3.5178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3.517802">
                <text:p>3.5178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3.517802">
                <text:p>3.5178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3.517802">
                <text:p>3.5178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3.517802">
                <text:p>3.517802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